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/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9.888cm"/>
          <style:tab-stop style:position="13.593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Header">
      <style:paragraph-properties fo:text-align="center" style:justify-single-word="false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sub 58%" fo:font-style="italic" style:text-underline-style="none" style:font-style-asian="italic" style:font-style-complex="italic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Отчет по курсовой работе</text:p>
      <text:p text:style-name="P8"/>
      <text:p text:style-name="P4">по курсу «Компьютерные сети»</text:p>
      <text:p text:style-name="P4">«Исследование работы сетевого приложения в сети с меняющейся топологией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Студент:<text:tab/>Руцкий В.В,</text:p>
      <text:p text:style-name="P7"><text:tab/>Группа:<text:tab/>5057/12</text:p>
      <text:p text:style-name="P7"><text:tab/>Преподаватель:<text:tab/>Баженов А.Н.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9">Содержание</text:p>
          </text:index-title>
          <text:p text:style-name="P17">Постановка задачи<text:tab/>2</text:p>
          <text:p text:style-name="P17">Разработанная программа<text:tab/>2</text:p>
          <text:p text:style-name="P18">Общие сведения о пользовательском интерфейсе программы<text:tab/>2</text:p>
          <text:p text:style-name="P18">Область визуализации модели сети<text:tab/>3</text:p>
          <text:p text:style-name="P20">Отображаемые сущности<text:tab/>3</text:p>
          <text:p text:style-name="P20">Управление<text:tab/>3</text:p>
          <text:p text:style-name="P18">Передача изображения<text:tab/>4</text:p>
          <text:p text:style-name="P17">Результаты работы<text:tab/>4</text:p>
          <text:p text:style-name="P17">Список литературы<text:tab/>5</text:p>
        </text:index-body>
      </text:table-of-content>
      <text:p text:style-name="P6"/>
      <text:h text:style-name="P1" text:outline-level="1">Постановка задачи</text:h>
      <text:p text:style-name="Text_20_body">Необходимо на основе разработанной в прошлом семестре модели сети с меняющейся топологией разработать приложение, передающее данные по сети и исследовать зависимость ошибок передачи от параметров модели.</text:p>
      <text:h text:style-name="Heading_20_1" text:outline-level="1">Разработанная программа</text:h>
      <text:p text:style-name="Text_20_body">В разработанной программе производится передача изображения небольшими фрагментами между двумя фиксированными узлами сети.</text:p>
      <text:h text:style-name="Heading_20_2" text:outline-level="2">Общие сведения о пользовательском интерфейсе программы</text:h>
      <text:p text:style-name="Text_20_body">Общий вид пользовательского интерфейса представлен на рис. <text:sequence-ref text:reference-format="value" text:ref-name="refРис.0">1</text:sequence-ref>.</text:p>
      <text:p text:style-name="Text_20_body"><draw:frame draw:style-name="fr1" draw:name="Frame1" text:anchor-type="paragraph" svg:width="17cm" draw:z-index="0"><draw:text-box fo:min-height="11.338cm"><text:p text:style-name="Рис."><draw:frame draw:style-name="fr3" draw:name="рис фыва ф" text:anchor-type="paragraph" svg:x="0.004cm" svg:y="0.002cm" svg:width="17cm" style:rel-width="100%" svg:height="11.338cm" style:rel-height="scale" draw:z-index="1"><draw:image xlink:href="../basic_ui.png" xlink:type="simple" xlink:show="embed" xlink:actuate="onLoad" draw:filter-name="&lt;All formats&gt;"/></draw:frame>Рис. <text:sequence text:ref-name="refРис.0" text:name="Рис." text:formula="ooow:Рис.+1" style:num-format="1">1</text:sequence>: Общий вид пользовательского интерфейса</text:p></draw:text-box></draw:frame>Интерфейс программы состоит из следующих областей:</text:p>
      <text:list xml:id="list1062844775" text:style-name="L1">
        <text:list-item>
          <text:p text:style-name="P10">Центральная область - область отображения узлов сети, связей между ними, проходящих по сети пакетов.</text:p>
        </text:list-item>
        <text:list-item>
          <text:p text:style-name="P10">Панель «<text:span text:style-name="T1">Управление</text:span>» - позволяет:</text:p>
          <text:list>
            <text:list-item>
              <text:p text:style-name="P10">настроить количество узлов в сети (от 2 до 16),</text:p>
            </text:list-item>
            <text:list-item>
              <text:p text:style-name="P10">остановить движение узлов в сети,</text:p>
            </text:list-item>
            <text:list-item>
              <text:p text:style-name="P10">привести все узлы сети в движение.</text:p>
            </text:list-item>
          </text:list>
        </text:list-item>
        <text:list-item>
          <text:p text:style-name="P10">Панель «<text:span text:style-name="T1">Передача</text:span>» - позволяет:</text:p>
          <text:list>
            <text:list-item>
              <text:p text:style-name="P10"><text:soft-page-break/>выбрать тестовое приложение для передачи (кнопкой «<text:span text:style-name="T1">Загрузить изображение</text:span>»),</text:p>
            </text:list-item>
            <text:list-item>
              <text:p text:style-name="P10">начать/перезапустить передачу изображения по сети (кнопкой «<text:span text:style-name="T1">Начать передачу</text:span>»).</text:p>
            </text:list-item>
          </text:list>
        </text:list-item>
      </text:list>
      <text:h text:style-name="Heading_20_2" text:outline-level="2">Область визуализации модели сети</text:h>
      <text:h text:style-name="Heading_20_3" text:outline-level="3">Отображаемые сущности</text:h>
      <text:p text:style-name="Text_20_body">В центральной области отображаются следующие сущности:</text:p>
      <text:list xml:id="list1376080419" text:style-name="L2">
        <text:list-item>
          <text:p text:style-name="P11"><draw:frame draw:style-name="fr2" draw:name="Frame2" text:anchor-type="paragraph" svg:x="12.155cm" svg:y="0.489cm" svg:width="4.574cm" draw:z-index="2"><draw:text-box fo:min-height="4.491cm"><text:p text:style-name="Рис."><draw:frame draw:style-name="fr4" draw:name="graphics1" text:anchor-type="paragraph" svg:x="0cm" svg:y="0cm" svg:width="4.574cm" style:rel-width="100%" svg:height="4.491cm" style:rel-height="scale" draw:z-index="3"><draw:image xlink:href="../node.png" xlink:type="simple" xlink:show="embed" xlink:actuate="onLoad" draw:filter-name="&lt;All formats&gt;"/></draw:frame>Рис. <text:sequence text:ref-name="refРис.1" text:name="Рис." text:formula="ooow:Рис.+1" style:num-format="1">2</text:sequence>: Узел сети</text:p></draw:text-box></draw:frame>Граница рабочей области - черная рамка вокруг всех узлов сети. Узлы могут находиться только внутри рабочей области. Двигающиеся узлы отражаются от границы рабочей области.</text:p>
        </text:list-item>
        <text:list-item>
          <text:p text:style-name="P11">Узлы - изображаются залитыми окружностями разных цветов, например см. рис. <text:sequence-ref text:reference-format="value" text:ref-name="refРис.1">2</text:sequence-ref>.</text:p>
        </text:list-item>
        <text:list-item>
          <text:p text:style-name="P11">Связи между узлами - сетевые соединения - обозначаются толстой сплошной черной линией, соединяющей окружности узлов.</text:p>
        </text:list-item>
        <text:list-item>
          <text:p text:style-name="P11">Таблицы <text:span text:style-name="T3">маршрутизации</text:span>. На рис. <text:sequence-ref text:reference-format="value" text:ref-name="refРис.2">3</text:sequence-ref> показано, что от каждого узла отходят линии в сторону смежных узлов, не доходящие примерно одну треть расстояния до смежного узла - эти разноцветные линии визуализируют состояние динамической таблицы <text:span text:style-name="T3">маршрутизации</text:span>, построенной данным узлом с помощью алгоритма RIP. Линия цвета <text:span text:style-name="T1">c</text:span><text:span text:style-name="T4">, исходящая от узла </text:span><text:span text:style-name="T2">R</text:span><text:span text:style-name="T5">1</text:span><text:span text:style-name="T4"> к <text:s/>узлу </text:span><text:span text:style-name="T2">R</text:span><text:span text:style-name="T5">2</text:span><text:span text:style-name="T6"> означает, что узел цвета </text:span><text:span text:style-name="T7">c</text:span><text:span text:style-name="T6"> ближе всего доступен через узел </text:span><text:span text:style-name="T7">R</text:span><text:span text:style-name="T5">2</text:span><text:span text:style-name="T6">.</text:span> </text:p>
          <text:p text:style-name="P11"><draw:frame draw:style-name="fr2" draw:name="Frame3" text:anchor-type="paragraph" svg:x="12.155cm" svg:y="0.025cm" svg:width="4.717cm" draw:z-index="4"><draw:text-box fo:min-height="6.828cm"><text:p text:style-name="Рис."><draw:frame draw:style-name="fr5" draw:name="graphics2" text:anchor-type="as-char" svg:y="-6.773cm" svg:width="4.717cm" style:rel-width="100%" svg:height="6.828cm" style:rel-height="scale" draw:z-index="5"><draw:image xlink:href="../small_network.png" xlink:type="simple" xlink:show="embed" xlink:actuate="onLoad" draw:filter-name="&lt;All formats&gt;"/></draw:frame>Рис. <text:sequence text:ref-name="refРис.2" text:name="Рис." text:formula="ooow:Рис.+1" style:num-format="1">3</text:sequence>: Небольшая сеть</text:p></draw:text-box></draw:frame>Например, на рис. <text:sequence-ref text:reference-format="value" text:ref-name="refРис.2">3</text:sequence-ref> для желтого узла RIP определил, что пакеты, адресуемые зелёному узлу, необходимо пересылать зелёному узлу, а пакеты, адресуемые красному и синему узлу, необходимо пересылать красному узлу.</text:p>
        </text:list-item>
        <text:list-item>
          <text:p text:style-name="P11">Пакеты - небольшие двухцветные прямоугольники, движущиеся между вдоль связей между узлами. Цвета соответствуют цветам узла отправителя и узла получателя.</text:p>
          <text:p text:style-name="P11">Небольшие прямоугольники соответствуют пакетам протокола RIP. Б<text:span text:style-name="T1">о</text:span>льшие по размеру прямоугольники - пакеты передачи изображения между узлами.</text:p>
        </text:list-item>
      </text:list>
      <text:h text:style-name="Heading_20_3" text:outline-level="3">Управление</text:h>
      <text:p text:style-name="P15">В центральной области можно:</text:p>
      <text:list xml:id="list1021753010" text:style-name="L3">
        <text:list-item>
          <text:p text:style-name="P12">увеличивать/уменьшать масштаб визуализации модели сети с помощью колёсика мыши,</text:p>
        </text:list-item>
        <text:list-item>
          <text:p text:style-name="P12">двигать узлы, нажимая на них левой кнопкой мыши (если в момент отпускания кнопки мышки мышка двигалась с некоторой скоростью, то узел продолжит движение с той же скоростью),</text:p>
          <text:p text:style-name="P16">Между узлами устанавливается связь, если они приближаются друг к другу на определённое расстояние, аналогичным образом связи рвутся, при отдалении узлов друг от друга.</text:p>
        </text:list-item>
      </text:list>
      <text:h text:style-name="Heading_20_2" text:outline-level="2"><text:soft-page-break/>Передача изображения</text:h>
      <text:p text:style-name="Text_20_body">Чтобы начать моделирование передачи изображения необходимо:</text:p>
      <text:list xml:id="list942475162" text:style-name="L4">
        <text:list-item>
          <text:p text:style-name="P13">Настроить необходимое количество узлов в панели «<text:span text:style-name="T1">Управление</text:span>».</text:p>
        </text:list-item>
        <text:list-item>
          <text:p text:style-name="P13">Выставить мышкой интересующую конфигурацию топологии сети в центральной области (статическую или с движущимися узлами).</text:p>
        </text:list-item>
        <text:list-item>
          <text:p text:style-name="P13">Выбрать тестовое изображение для передачи в панели <text:span text:style-name="T1">«Передача»</text:span><text:span text:style-name="T3">.</text:span></text:p>
        </text:list-item>
        <text:list-item>
          <text:p text:style-name="P13"><text:span text:style-name="T3">Инициировать передачу данных нажатием «</text:span><text:span text:style-name="T1">Начать передачу</text:span><text:span text:style-name="T3">» в панели </text:span><text:span text:style-name="T1">«Передача».</text:span><text:span text:style-name="T3"> </text:span></text:p>
          <text:p text:style-name="P13"><text:span text:style-name="T3">Начнётся передача пакетов от красного узла к зелёному в соответствии с текущими таблицами роутинга. Далее можно передвигать узлы мышкой, добавлять или убирать узлы в меню «</text:span><text:span text:style-name="T1">Управление</text:span><text:span text:style-name="T3">», изменяя топологию сети.</text:span></text:p>
          <text:p text:style-name="P13"><text:span text:style-name="T3">Для передачи изображение делится сеткой на прямоугольные не пересекающиеся фрагменты, которые <text:s/>последовательно построчно передаются. Когда пакет с фрагментом изображения доходит до узла назначения (зелёного), соответствующий фрагмент отображается в панели «</text:span><text:span text:style-name="T1">Передача</text:span><text:span text:style-name="T3">» в окне «</text:span><text:span text:style-name="T1">Переданное изображение</text:span><text:span text:style-name="T3">».</text:span></text:p>
          <text:p text:style-name="P13"><text:span text:style-name="T3">Таким образом в окне «</text:span><text:span text:style-name="T1">Переданное изображение</text:span><text:span text:style-name="T3">» можно наблюдать в реальном времени в какой последовательности и какая часть пакетов доходит до узла назначения. В это же время в центральной области можно наблюдать за тем, по каким маршрутам идут пакеты.</text:span></text:p>
        </text:list-item>
      </text:list>
      <text:h text:style-name="Heading_20_1" text:outline-level="1"><text:span text:style-name="T3">Результаты работы</text:span></text:h>
      <text:p text:style-name="Text_20_body"><text:span text:style-name="T3">На данной модели были проведены следующие исследования:</text:span></text:p>
      <text:list xml:id="list1782396833" text:style-name="L5">
        <text:list-item>
          <text:p text:style-name="P14"><text:span text:style-name="T3">Исследование скорости построения актуальной таблицы маршрутизации: </text:span></text:p>
          <text:list>
            <text:list-item>
              <text:p text:style-name="P14"><text:span text:style-name="T3">В случае статической топологии сети актуальная таблица маршрутизации строится за время, пропорциональное диаметру графа сети.</text:span></text:p>
            </text:list-item>
            <text:list-item>
              <text:p text:style-name="P14"><text:span text:style-name="T3">В случае динамически изменяющейся топологии сети таблица маршрутизации практически никогда не актуальна, в данном случае сказывается то, что распространение информации о потери связи в RIP-протоколе распространяется гораздо медленней информации о появлении новых связей между узлами.</text:span></text:p>
            </text:list-item>
          </text:list>
        </text:list-item>
        <text:list-item>
          <text:p text:style-name="P14"><text:span text:style-name="T3">Исследование успешности доставки фрагментов изображения:</text:span></text:p>
          <text:list>
            <text:list-item>
              <text:p text:style-name="P14"><text:span text:style-name="T3">В случае статической топологии пакеты с фрагментами изображения а) доставлялись всегда успешно и б) без искажения содержимого, т.к. а) таблицы маршрутизации не менялись и были актуальными, начиная с некоторого момента времени, б) искажения не вносились, т. к. корректность передачи данных проходила уже на канальном уровне, и даже при использовании простых полиномиальных способов проверки целостности, ложная проверка не наблюдалась ввиду её низкой вероятности.</text:span></text:p>
            </text:list-item>
            <text:list-item>
              <text:p text:style-name="P14"><text:span text:style-name="T3">В случае динамически изменяющейся топологии сети большая часть пакетов терялась из-за неактуальных таблиц маршрутизации.</text:span></text:p>
            </text:list-item>
          </text:list>
        </text:list-item>
      </text:list>
      <text:h text:style-name="P2" text:outline-level="1"/>
      <text:h text:style-name="P1" text:outline-level="1">Список литературы</text:h>
      <text:p text:style-name="Text_20_body">1. Э. Таненбаум. Компьютерные сети. 2003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6T10:21:38</dc:date>
    <dc:creator>Vladimir Rutsky</dc:creator>
    <meta:editing-duration>PT4H36M48S</meta:editing-duration>
    <meta:editing-cycles>87</meta:editing-cycles>
    <meta:document-statistic meta:table-count="0" meta:image-count="3" meta:object-count="0" meta:page-count="7" meta:paragraph-count="71" meta:word-count="778" meta:character-count="5841"/>
  </office:meta>
</office:document-meta>
</file>